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20202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02" calcext:value-type="float">
            <text:p>54.9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202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3896" calcext:value-type="float">
            <text:p>54.7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202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208" calcext:value-type="float">
            <text:p>54.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202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4064" calcext:value-type="float">
            <text:p>54.6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202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1288" calcext:value-type="float">
            <text:p>54.5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202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8344" calcext:value-type="float">
            <text:p>54.5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202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2584" calcext:value-type="float">
            <text:p>54.2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202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296" calcext:value-type="float">
            <text:p>54.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202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58" calcext:value-type="float">
            <text:p>54.0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202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201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532" calcext:value-type="float">
            <text:p>53.9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202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202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201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202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201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8572" calcext:value-type="float">
            <text:p>53.3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202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8948" calcext:value-type="float">
            <text:p>52.9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202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67232" calcext:value-type="float">
            <text:p>51.7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202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64768" calcext:value-type="float">
            <text:p>51.8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202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87984" calcext:value-type="float">
            <text:p>51.6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202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548" calcext:value-type="float">
            <text:p>51.4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202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67944" calcext:value-type="float">
            <text:p>51.3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202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200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9032" calcext:value-type="float">
            <text:p>50.9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202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200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3584" calcext:value-type="float">
            <text:p>50.7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202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200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6632" calcext:value-type="float">
            <text:p>50.7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202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200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7344" calcext:value-type="float">
            <text:p>50.3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202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200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7472" calcext:value-type="float">
            <text:p>49.8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202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200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0376" calcext:value-type="float">
            <text:p>49.4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202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200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376" calcext:value-type="float">
            <text:p>49.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202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199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202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199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0208" calcext:value-type="float">
            <text:p>49.6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202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199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652" calcext:value-type="float">
            <text:p>48.3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202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199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1104" calcext:value-type="float">
            <text:p>46.1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202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199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9168" calcext:value-type="float">
            <text:p>45.1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202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199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3224" calcext:value-type="float">
            <text:p>44.0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202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199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0216" calcext:value-type="float">
            <text:p>44.4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202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199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8864" calcext:value-type="float">
            <text:p>43.4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202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199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4088" calcext:value-type="float">
            <text:p>42.6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202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198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202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198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202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198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9768" calcext:value-type="float">
            <text:p>42.3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202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198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0392" calcext:value-type="float">
            <text:p>42.7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202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82" calcext:value-type="float">
            <text:p>42.7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202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6928" calcext:value-type="float">
            <text:p>42.4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202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198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2944" calcext:value-type="float">
            <text:p>41.8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202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198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436" calcext:value-type="float">
            <text:p>42.5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202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198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202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076" calcext:value-type="float">
            <text:p>40.3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202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197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076" calcext:value-type="float">
            <text:p>40.3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202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197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202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0064" calcext:value-type="float">
            <text:p>41.6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202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1856" calcext:value-type="float">
            <text:p>42.2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202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197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202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6952" calcext:value-type="float">
            <text:p>41.9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202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197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8904" calcext:value-type="float">
            <text:p>39.9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202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197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1096" calcext:value-type="float">
            <text:p>40.0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202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197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2136" calcext:value-type="float">
            <text:p>40.7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202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197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202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196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202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196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202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196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9968" calcext:value-type="float">
            <text:p>40.1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202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196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4672" calcext:value-type="float">
            <text:p>42.7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202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196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202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196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202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196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202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196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6008" calcext:value-type="float">
            <text:p>35.1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202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196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8512" calcext:value-type="float">
            <text:p>35.3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6" meta:object-count="0"/>
    <meta:user-defined meta:name="AppVersion">3.0</meta:user-defined>
  </office:meta>
</office:document-meta>
</file>